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4:.C24])" office:value-type="float" office:value="47">
            <text:p>47</text:p>
          </table:table-cell>
          <table:table-cell table:formula="of:=SUM([.D4:.D24])" office:value-type="float" office:value="2755">
            <text:p>2755</text:p>
          </table:table-cell>
          <table:table-cell table:formula="of:=SUM([.E4:.E24])" office:value-type="float" office:value="16">
            <text:p>16</text:p>
          </table:table-cell>
          <table:table-cell table:formula="of:=SUM([.F4:.F24])" office:value-type="float" office:value="16">
            <text:p>16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25]/[.C25]" office:value-type="float" office:value="58.6170212765957">
            <text:p>5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25]/[.E25]" office:value-type="float" office:value="2.9375">
            <text:p>2,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25]/[.E25]" office:value-type="float" office:value="172.1875">
            <text:p>17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1">31.03.2012</text:date>, <text:time>14:27:4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31T14:27:41</dc:date>
    <dc:creator>AT </dc:creator>
    <meta:editing-duration>PT05H18M43S</meta:editing-duration>
    <meta:editing-cycles>37</meta:editing-cycles>
    <meta:generator>OpenOffice.org/3.2$Linux OpenOffice.org_project/320m12$Build-9483</meta:generator>
    <meta:document-statistic meta:table-count="3" meta:cell-count="150" meta:object-count="0"/>
  </office:meta>
</office:document-meta>
</file>